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42691" officeooo:paragraph-rsid="00142691"/>
    </style:style>
    <style:style style:name="P2" style:family="paragraph" style:parent-style-name="Standard">
      <style:text-properties officeooo:rsid="00147ff5" officeooo:paragraph-rsid="00147ff5"/>
    </style:style>
    <style:style style:name="P3" style:family="paragraph" style:parent-style-name="Standard">
      <style:text-properties officeooo:rsid="0026cbef" officeooo:paragraph-rsid="00147ff5"/>
    </style:style>
    <style:style style:name="P4" style:family="paragraph" style:parent-style-name="Standard">
      <style:text-properties fo:font-weight="bold" officeooo:rsid="0029493f" officeooo:paragraph-rsid="0029493f" style:font-weight-asian="bold" style:font-weight-complex="bold"/>
    </style:style>
    <style:style style:name="T1" style:family="text">
      <style:text-properties officeooo:rsid="0026cbef"/>
    </style:style>
    <style:style style:name="T2" style:family="text">
      <style:text-properties officeooo:rsid="0027724d"/>
    </style:style>
    <style:style style:name="T3" style:family="text">
      <style:text-properties officeooo:rsid="0029493f"/>
    </style:style>
    <style:style style:name="T4" style:family="text">
      <style:text-properties officeooo:rsid="0029f9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rata – <text:span text:style-name="T3">Far Ul</text:span> Life, Biology, and Fertility</text:p>
      <text:p text:style-name="P1"/>
      <text:p text:style-name="P2">Death from age: ~<text:span text:style-name="T1">25</text:span>000 years</text:p>
      <text:p text:style-name="P2">Life expectancy: ~<text:span text:style-name="T1">80</text:span>00 years</text:p>
      <text:p text:style-name="P2">Maturity at ~<text:span text:style-name="T4">20</text:span> years</text:p>
      <text:p text:style-name="P2">Breeding years; ages <text:span text:style-name="T4">5</text:span><text:span text:style-name="T1">00</text:span> – <text:span text:style-name="T4">35</text:span><text:span text:style-name="T1">00</text:span></text:p>
      <text:p text:style-name="P3"/>
      <text:p text:style-name="P4">Who are the Far Ul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19:46:10.737071565</meta:creation-date>
    <dc:date>2021-04-14T09:48:15.650027477</dc:date>
    <meta:editing-duration>PT5H52M53S</meta:editing-duration>
    <meta:editing-cycles>7</meta:editing-cycles>
    <meta:generator>LibreOffice/7.0.4.2$Linux_X86_64 LibreOffice_project/00$Build-2</meta:generator>
    <meta:document-statistic meta:table-count="0" meta:image-count="0" meta:object-count="0" meta:page-count="1" meta:paragraph-count="6" meta:word-count="30" meta:character-count="171" meta:non-whitespace-character-count="145"/>
  </office:meta>
</office:document-meta>
</file>